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AP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vidend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Key count</text:p>
          </table:table-cell>
          <table:table-cell table:formula="of:=COM.IEX.API.LOCALC.PYTHON.IEXIMPL.IEXDIVIDENDSKEYCOUNT(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ymbol</text:p>
          </table:table-cell>
          <table:table-cell table:style-name="ce4" office:value-type="string" calcext:value-type="string">
            <text:p>AAP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eriod Range</text:p>
          </table:table-cell>
          <table:table-cell office:value-type="string" calcext:value-type="string">
            <text:p>1y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Period 0</text:p>
          </table:table-cell>
          <table:table-cell table:style-name="ce2" office:value-type="string" calcext:value-type="string">
            <text:p>Period 1</text:p>
          </table:table-cell>
          <table:table-cell table:style-name="ce2" office:value-type="string" calcext:value-type="string">
            <text:p>Period 2</text:p>
          </table:table-cell>
          <table:table-cell table:style-name="ce2" office:value-type="string" calcext:value-type="string">
            <text:p>Period 3</text:p>
          </table:table-cell>
          <table:table-cell table:style-name="ce3"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IEX.API.LOCALC.PYTHON.IEXIMPL.IEXDIVIDENDSKEYBYINDEX([.A7])" office:value-type="string" office:string-value="amount" calcext:value-type="string">
            <text:p>amount</text:p>
          </table:table-cell>
          <table:table-cell table:formula="of:=COM.IEX.API.LOCALC.PYTHON.IEXIMPL.IEXDIVIDENDSITEM([.$B$3];[.$B7];0;PeriodRange)" office:value-type="float" office:value="0.63" calcext:value-type="float">
            <text:p>0.63</text:p>
          </table:table-cell>
          <table:table-cell table:formula="of:=COM.IEX.API.LOCALC.PYTHON.IEXIMPL.IEXDIVIDENDSITEM([.$B$3];[.$B7];1;PeriodRange)" office:value-type="float" office:value="0.63" calcext:value-type="float">
            <text:p>0.63</text:p>
          </table:table-cell>
          <table:table-cell table:formula="of:=COM.IEX.API.LOCALC.PYTHON.IEXIMPL.IEXDIVIDENDSITEM([.$B$3];[.$B7];2;PeriodRange)" office:value-type="float" office:value="0.63" calcext:value-type="float">
            <text:p>0.63</text:p>
          </table:table-cell>
          <table:table-cell table:formula="of:=COM.IEX.API.LOCALC.PYTHON.IEXIMPL.IEXDIVIDENDSITEM([.$B$3];[.$B7];3;PeriodRange)" office:value-type="float" office:value="0.63" calcext:value-type="float">
            <text:p>0.63</text:p>
          </table:table-cell>
          <table:table-cell table:number-columns-repeated="1018"/>
        </table:table-row>
        <table:table-row table:style-name="ro2">
          <table:table-cell table:formula="of:=[.A7]+1" office:value-type="float" office:value="1" calcext:value-type="float">
            <text:p>1</text:p>
          </table:table-cell>
          <table:table-cell table:formula="of:=COM.IEX.API.LOCALC.PYTHON.IEXIMPL.IEXDIVIDENDSKEYBYINDEX([.A8])" office:value-type="string" office:string-value="declaredDate" calcext:value-type="string">
            <text:p>declaredDate</text:p>
          </table:table-cell>
          <table:table-cell table:formula="of:=COM.IEX.API.LOCALC.PYTHON.IEXIMPL.IEXDIVIDENDSITEM([.$B$3];[.B8];0;PeriodRange)" office:value-type="string" office:string-value="2018-02-01" calcext:value-type="string">
            <text:p>2018-02-01</text:p>
          </table:table-cell>
          <table:table-cell table:formula="of:=COM.IEX.API.LOCALC.PYTHON.IEXIMPL.IEXDIVIDENDSITEM([.$B$3];[.$B8];1;PeriodRange)" office:value-type="string" office:string-value="2017-11-02" calcext:value-type="string">
            <text:p>2017-11-02</text:p>
          </table:table-cell>
          <table:table-cell table:formula="of:=COM.IEX.API.LOCALC.PYTHON.IEXIMPL.IEXDIVIDENDSITEM([.$B$3];[.$B8];2;PeriodRange)" office:value-type="string" office:string-value="2017-08-01" calcext:value-type="string">
            <text:p>2017-08-01</text:p>
          </table:table-cell>
          <table:table-cell table:formula="of:=COM.IEX.API.LOCALC.PYTHON.IEXIMPL.IEXDIVIDENDSITEM([.$B$3];[.$B8];3;PeriodRange)" office:value-type="string" office:string-value="2017-05-02" calcext:value-type="string">
            <text:p>2017-05-02</text:p>
          </table:table-cell>
          <table:table-cell table:number-columns-repeated="1018"/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table:formula="of:=COM.IEX.API.LOCALC.PYTHON.IEXIMPL.IEXDIVIDENDSKEYBYINDEX([.A9])" office:value-type="string" office:string-value="exDate" calcext:value-type="string">
            <text:p>exDate</text:p>
          </table:table-cell>
          <table:table-cell table:formula="of:=COM.IEX.API.LOCALC.PYTHON.IEXIMPL.IEXDIVIDENDSITEM([.$B$3];[.B9];0;PeriodRange)" office:value-type="string" office:string-value="2018-02-09" calcext:value-type="string">
            <text:p>2018-02-09</text:p>
          </table:table-cell>
          <table:table-cell table:formula="of:=COM.IEX.API.LOCALC.PYTHON.IEXIMPL.IEXDIVIDENDSITEM([.$B$3];[.$B9];1;PeriodRange)" office:value-type="string" office:string-value="2017-11-10" calcext:value-type="string">
            <text:p>2017-11-10</text:p>
          </table:table-cell>
          <table:table-cell table:formula="of:=COM.IEX.API.LOCALC.PYTHON.IEXIMPL.IEXDIVIDENDSITEM([.$B$3];[.$B9];2;PeriodRange)" office:value-type="string" office:string-value="2017-08-10" calcext:value-type="string">
            <text:p>2017-08-10</text:p>
          </table:table-cell>
          <table:table-cell table:formula="of:=COM.IEX.API.LOCALC.PYTHON.IEXIMPL.IEXDIVIDENDSITEM([.$B$3];[.$B9];3;PeriodRange)" office:value-type="string" office:string-value="2017-05-11" calcext:value-type="string">
            <text:p>2017-05-11</text:p>
          </table:table-cell>
          <table:table-cell table:number-columns-repeated="1018"/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table:formula="of:=COM.IEX.API.LOCALC.PYTHON.IEXIMPL.IEXDIVIDENDSKEYBYINDEX([.A10])" office:value-type="string" office:string-value="flag" calcext:value-type="string">
            <text:p>flag</text:p>
          </table:table-cell>
          <table:table-cell table:formula="of:=COM.IEX.API.LOCALC.PYTHON.IEXIMPL.IEXDIVIDENDSITEM([.$B$3];[.B10];0;PeriodRange)">
            <text:p/>
          </table:table-cell>
          <table:table-cell table:formula="of:=COM.IEX.API.LOCALC.PYTHON.IEXIMPL.IEXDIVIDENDSITEM([.$B$3];[.$B10];1;PeriodRange)">
            <text:p/>
          </table:table-cell>
          <table:table-cell table:formula="of:=COM.IEX.API.LOCALC.PYTHON.IEXIMPL.IEXDIVIDENDSITEM([.$B$3];[.$B10];2;PeriodRange)">
            <text:p/>
          </table:table-cell>
          <table:table-cell table:formula="of:=COM.IEX.API.LOCALC.PYTHON.IEXIMPL.IEXDIVIDENDSITEM([.$B$3];[.$B10];3;PeriodRange)">
            <text:p/>
          </table:table-cell>
          <table:table-cell table:number-columns-repeated="1018"/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table:formula="of:=COM.IEX.API.LOCALC.PYTHON.IEXIMPL.IEXDIVIDENDSKEYBYINDEX([.A11])" office:value-type="string" office:string-value="indicated" calcext:value-type="string">
            <text:p>indicated</text:p>
          </table:table-cell>
          <table:table-cell table:formula="of:=COM.IEX.API.LOCALC.PYTHON.IEXIMPL.IEXDIVIDENDSITEM([.$B$3];[.B11];0;PeriodRange)">
            <text:p/>
          </table:table-cell>
          <table:table-cell table:formula="of:=COM.IEX.API.LOCALC.PYTHON.IEXIMPL.IEXDIVIDENDSITEM([.$B$3];[.$B11];1;PeriodRange)">
            <text:p/>
          </table:table-cell>
          <table:table-cell table:formula="of:=COM.IEX.API.LOCALC.PYTHON.IEXIMPL.IEXDIVIDENDSITEM([.$B$3];[.$B11];2;PeriodRange)">
            <text:p/>
          </table:table-cell>
          <table:table-cell table:formula="of:=COM.IEX.API.LOCALC.PYTHON.IEXIMPL.IEXDIVIDENDSITEM([.$B$3];[.$B11];3;PeriodRange)">
            <text:p/>
          </table:table-cell>
          <table:table-cell table:number-columns-repeated="1018"/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table:formula="of:=COM.IEX.API.LOCALC.PYTHON.IEXIMPL.IEXDIVIDENDSKEYBYINDEX([.A12])" office:value-type="string" office:string-value="paymentDate" calcext:value-type="string">
            <text:p>paymentDate</text:p>
          </table:table-cell>
          <table:table-cell table:formula="of:=COM.IEX.API.LOCALC.PYTHON.IEXIMPL.IEXDIVIDENDSITEM([.$B$3];[.B12];0;PeriodRange)" office:value-type="string" office:string-value="2018-02-15" calcext:value-type="string">
            <text:p>2018-02-15</text:p>
          </table:table-cell>
          <table:table-cell table:formula="of:=COM.IEX.API.LOCALC.PYTHON.IEXIMPL.IEXDIVIDENDSITEM([.$B$3];[.$B12];1;PeriodRange)" office:value-type="string" office:string-value="2017-11-16" calcext:value-type="string">
            <text:p>2017-11-16</text:p>
          </table:table-cell>
          <table:table-cell table:formula="of:=COM.IEX.API.LOCALC.PYTHON.IEXIMPL.IEXDIVIDENDSITEM([.$B$3];[.$B12];2;PeriodRange)" office:value-type="string" office:string-value="2017-08-17" calcext:value-type="string">
            <text:p>2017-08-17</text:p>
          </table:table-cell>
          <table:table-cell table:formula="of:=COM.IEX.API.LOCALC.PYTHON.IEXIMPL.IEXDIVIDENDSITEM([.$B$3];[.$B12];3;PeriodRange)" office:value-type="string" office:string-value="2017-05-18" calcext:value-type="string">
            <text:p>2017-05-18</text:p>
          </table:table-cell>
          <table:table-cell table:number-columns-repeated="1018"/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table:formula="of:=COM.IEX.API.LOCALC.PYTHON.IEXIMPL.IEXDIVIDENDSKEYBYINDEX([.A13])" office:value-type="string" office:string-value="qualified" calcext:value-type="string">
            <text:p>qualified</text:p>
          </table:table-cell>
          <table:table-cell table:formula="of:=COM.IEX.API.LOCALC.PYTHON.IEXIMPL.IEXDIVIDENDSITEM([.$B$3];[.B13];0;PeriodRange)" office:value-type="string" office:string-value="Q" calcext:value-type="string">
            <text:p>Q</text:p>
          </table:table-cell>
          <table:table-cell table:formula="of:=COM.IEX.API.LOCALC.PYTHON.IEXIMPL.IEXDIVIDENDSITEM([.$B$3];[.$B13];1;PeriodRange)" office:value-type="string" office:string-value="Q" calcext:value-type="string">
            <text:p>Q</text:p>
          </table:table-cell>
          <table:table-cell table:formula="of:=COM.IEX.API.LOCALC.PYTHON.IEXIMPL.IEXDIVIDENDSITEM([.$B$3];[.$B13];2;PeriodRange)" office:value-type="string" office:string-value="Q" calcext:value-type="string">
            <text:p>Q</text:p>
          </table:table-cell>
          <table:table-cell table:formula="of:=COM.IEX.API.LOCALC.PYTHON.IEXIMPL.IEXDIVIDENDSITEM([.$B$3];[.$B13];3;PeriodRange)" office:value-type="string" office:string-value="Q" calcext:value-type="string">
            <text:p>Q</text:p>
          </table:table-cell>
          <table:table-cell table:number-columns-repeated="1018"/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table:formula="of:=COM.IEX.API.LOCALC.PYTHON.IEXIMPL.IEXDIVIDENDSKEYBYINDEX([.A14])" office:value-type="string" office:string-value="recordDate" calcext:value-type="string">
            <text:p>recordDate</text:p>
          </table:table-cell>
          <table:table-cell table:formula="of:=COM.IEX.API.LOCALC.PYTHON.IEXIMPL.IEXDIVIDENDSITEM([.$B$3];[.B14];0;PeriodRange)" office:value-type="string" office:string-value="2018-02-12" calcext:value-type="string">
            <text:p>2018-02-12</text:p>
          </table:table-cell>
          <table:table-cell table:formula="of:=COM.IEX.API.LOCALC.PYTHON.IEXIMPL.IEXDIVIDENDSITEM([.$B$3];[.$B14];1;PeriodRange)" office:value-type="string" office:string-value="2017-11-13" calcext:value-type="string">
            <text:p>2017-11-13</text:p>
          </table:table-cell>
          <table:table-cell table:formula="of:=COM.IEX.API.LOCALC.PYTHON.IEXIMPL.IEXDIVIDENDSITEM([.$B$3];[.$B14];2;PeriodRange)" office:value-type="string" office:string-value="2017-08-14" calcext:value-type="string">
            <text:p>2017-08-14</text:p>
          </table:table-cell>
          <table:table-cell table:formula="of:=COM.IEX.API.LOCALC.PYTHON.IEXIMPL.IEXDIVIDENDSITEM([.$B$3];[.$B14];3;PeriodRange)" office:value-type="string" office:string-value="2017-05-15" calcext:value-type="string">
            <text:p>2017-05-15</text:p>
          </table:table-cell>
          <table:table-cell table:number-columns-repeated="1018"/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table:formula="of:=COM.IEX.API.LOCALC.PYTHON.IEXIMPL.IEXDIVIDENDSKEYBYINDEX([.A15])" office:value-type="string" office:string-value="type" calcext:value-type="string">
            <text:p>type</text:p>
          </table:table-cell>
          <table:table-cell table:formula="of:=COM.IEX.API.LOCALC.PYTHON.IEXIMPL.IEXDIVIDENDSITEM([.$B$3];[.B15];0;PeriodRange)" office:value-type="string" office:string-value="Dividend income" calcext:value-type="string">
            <text:p>Dividend income</text:p>
          </table:table-cell>
          <table:table-cell table:formula="of:=COM.IEX.API.LOCALC.PYTHON.IEXIMPL.IEXDIVIDENDSITEM([.$B$3];[.$B15];1;PeriodRange)" office:value-type="string" office:string-value="Dividend income" calcext:value-type="string">
            <text:p>Dividend income</text:p>
          </table:table-cell>
          <table:table-cell table:formula="of:=COM.IEX.API.LOCALC.PYTHON.IEXIMPL.IEXDIVIDENDSITEM([.$B$3];[.$B15];2;PeriodRange)" office:value-type="string" office:string-value="Dividend income" calcext:value-type="string">
            <text:p>Dividend income</text:p>
          </table:table-cell>
          <table:table-cell table:formula="of:=COM.IEX.API.LOCALC.PYTHON.IEXIMPL.IEXDIVIDENDSITEM([.$B$3];[.$B15];3;PeriodRange)" office:value-type="string" office:string-value="Dividend income" calcext:value-type="string">
            <text:p>Dividend income</text:p>
          </table:table-cell>
          <table:table-cell table:number-columns-repeated="1018"/>
        </table:table-row>
      </table:table>
      <table:named-expressions>
        <table:named-range table:name="PeriodRange" table:base-cell-address="$AAPL.$B$4" table:cell-range-address="$AAPL.$B$4"/>
        <table:named-range table:name="Symbol" table:base-cell-address="$AAPL.$B$3" table:cell-range-address="$AAPL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06:03.733559411</meta:creation-date>
    <dc:date>2018-02-28T10:32:43.743596437</dc:date>
    <meta:editing-duration>PT6M19S</meta:editing-duration>
    <meta:editing-cycles>2</meta:editing-cycles>
    <meta:generator>LibreOffice/5.4.5.1$MacOSX_X86_64 LibreOffice_project/79c9829dd5d8054ec39a82dc51cd9eff340dbee8</meta:generator>
    <meta:document-statistic meta:table-count="1" meta:cell-count="67" meta:object-count="0"/>
  </office:meta>
</office:document-meta>
</file>